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pixel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pixel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degre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umsq</text:p>
          </table:table-cell>
          <table:table-cell table:formula="of:=SQRT(SUMSQ([.A1:.A2]))" office:value-type="float" office:value="892.134519004842" calcext:value-type="float">
            <text:p>892.134519004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tan</text:p>
          </table:table-cell>
          <table:table-cell table:formula="of:=ATAN([.A2]/[.A1])" office:value-type="float" office:value="0.568104732474427" calcext:value-type="float">
            <text:p>0.5681047325</text:p>
          </table:table-cell>
        </table:table-row>
        <table:table-row table:style-name="ro1">
          <table:table-cell office:value-type="string" calcext:value-type="string">
            <text:p>horizon</text:p>
          </table:table-cell>
          <table:table-cell table:formula="of:=RADIANS([.A3]*COS([.B7]))" office:value-type="float" office:value="2.20676518429719" calcext:value-type="float">
            <text:p>2.20676518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00/00/00</text:date>, <text:time style:data-style-name="N2" text:time-value="10:58:30.16925811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0:53:44.495870024</meta:creation-date>
    <dc:date>2017-11-18T10:58:56.125629066</dc:date>
    <meta:editing-duration>PT4M49S</meta:editing-duration>
    <meta:editing-cycles>2</meta:editing-cycles>
    <meta:generator>LibreOffice/5.1.6.2$Linux_X86_64 LibreOffice_project/10m0$Build-2</meta:generator>
    <meta:document-statistic meta:table-count="1" meta:cell-count="12" meta:object-count="0"/>
  </office:meta>
</office:document-meta>
</file>